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3d73" draw:textarea-horizontal-align="justify" draw:textarea-vertical-align="middle" draw:auto-grow-height="false" fo:min-height="0.258cm" fo:min-width="0.008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457cm" fo:min-width="1.296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1.476cm"/>
    </style:style>
    <style:style style:name="gr4" style:family="graphic" style:parent-style-name="standard">
      <style:graphic-properties svg:stroke-color="#000000" draw:fill-color="#00a65d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svg:stroke-color="#000000" draw:fill-color="#ed1c24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svg:stroke-color="#000000" draw:fill-color="#21409a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svg:stroke-color="#000000" draw:fill-color="#00a65d" draw:textarea-horizontal-align="justify" draw:textarea-vertical-align="middle" draw:auto-grow-height="false" fo:min-height="1.188cm" fo:min-width="0.938cm"/>
    </style:style>
    <style:style style:name="gr8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7.755cm"/>
    </style:style>
    <style:style style:name="gr9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7.755cm"/>
    </style:style>
    <style:style style:name="gr10" style:family="graphic" style:parent-style-name="standard">
      <style:graphic-properties svg:stroke-color="#000000" draw:fill-color="#21409a" draw:textarea-horizontal-align="justify" draw:textarea-vertical-align="middle" draw:auto-grow-height="false" fo:min-height="0cm" fo:min-width="7.75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7.755cm"/>
    </style:style>
    <style:style style:name="gr12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18.55cm"/>
    </style:style>
    <style:style style:name="gr13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18.55cm"/>
    </style:style>
    <style:style style:name="gr14" style:family="graphic" style:parent-style-name="standard">
      <style:graphic-properties svg:stroke-color="#000000" draw:fill-color="#21409a" draw:textarea-horizontal-align="justify" draw:textarea-vertical-align="middle" draw:auto-grow-height="false" fo:min-height="0cm" fo:min-width="18.5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8.55cm"/>
    </style:style>
    <style:style style:name="gr16" style:family="graphic" style:parent-style-name="standard">
      <style:graphic-properties draw:fill-color="#87d1d1" draw:textarea-vertical-align="middle" draw:auto-grow-height="false" fo:min-height="0.258cm" fo:min-width="0cm"/>
    </style:style>
    <style:style style:name="P1" style:family="paragraph">
      <loext:graphic-properties draw:fill-color="#003d73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00a65d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21409a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loext:graphic-properties draw:fill-color="#21409a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87d1d1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3.921cm" svg:y="8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985cm" svg:y="3.66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508cm" svg:height="0.508cm" svg:x="21.828cm" svg:y="2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52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637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541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22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413cm" svg:x="2.778cm" svg:y="9.509cm">
          <text:p text:style-name="P2"><text:span text:style-name="T1">Snowgl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794cm" svg:height="0.508cm" svg:x="4.683cm" svg:y="12.049cm">
          <text:p text:style-name="P2"><text:span text:style-name="T1">Pengui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4.175cm" svg:y="18.018cm">
          <text:p text:style-name="P2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6.334cm" svg:y="17.256cm">
          <text:p text:style-name="P2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8.493cm" svg:y="16.494cm">
          <text:p text:style-name="P2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0.525cm" svg:y="15.732cm">
          <text:p text:style-name="P2"><text:span text:style-name="T1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2.557cm" svg:y="15.605cm">
          <text:p text:style-name="P2"><text:span text:style-name="T1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4.335cm" svg:y="16.621cm">
          <text:p text:style-name="P2"><text:span text:style-name="T1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6.24cm" svg:y="17.256cm">
          <text:p text:style-name="P2"><text:span text:style-name="T1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8.018cm" svg:y="18.399cm">
          <text:p text:style-name="P2"><text:span text:style-name="T1">A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3.032cm" svg:y="16.621cm">
          <text:p text:style-name="P2"><text:span text:style-name="T1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5.064cm" svg:y="15.986cm">
          <text:p text:style-name="P2"><text:span text:style-name="T1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7.096cm" svg:y="14.843cm">
          <text:p text:style-name="P2"><text:span text:style-name="T1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9.128cm" svg:y="14.208cm">
          <text:p text:style-name="P2"><text:span text:style-name="T1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4.208cm" svg:y="14.589cm">
          <text:p text:style-name="P2"><text:span text:style-name="T1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5.859cm" svg:y="15.478cm">
          <text:p text:style-name="P2"><text:span text:style-name="T1">B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18.018cm" svg:y="16.367cm">
          <text:p text:style-name="P2"><text:span text:style-name="T1">B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20.05cm" svg:y="17.637cm">
          <text:p text:style-name="P2"><text:span text:style-name="T1">B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016cm" svg:height="1.016cm" svg:x="3.159cm" svg:y="13.954cm">
          <text:p text:style-name="P2"><text:span text:style-name="T1">Tin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016cm" svg:height="1.016cm" svg:x="19.288cm" svg:y="14.335cm">
          <text:p text:style-name="P2"><text:span text:style-name="T1">Ti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016cm" svg:height="1.016cm" svg:x="8.239cm" svg:y="10.525cm">
          <text:p text:style-name="P2"><text:span text:style-name="T1">L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32cm" svg:height="2.032cm" svg:x="11.16cm" svg:y="16.367cm">
          <text:p text:style-name="P2"><text:span text:style-name="T1">Pixel</text:span></text:p>
          <text:p text:style-name="P2"><text:span text:style-name="T1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32cm" svg:height="2.032cm" svg:x="10.779cm" svg:y="13.7cm">
          <text:p text:style-name="P2"><text:span text:style-name="T1">Pi</text:span><text:span text:style-name="T1">xe</text:span><text:span text:style-name="T1">l</text:span></text:p>
          <text:p text:style-name="P2"><text:span text:style-name="T1">Tr</text:span><text:span text:style-name="T1">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032cm" svg:height="2.032cm" svg:x="1.381cm" svg:y="1.889cm">
          <text:p text:style-name="P2"><text:span text:style-name="T1">N</text:span><text:span text:style-name="T1">e</text:span><text:span text:style-name="T1">w</text:span><text:span text:style-name="T1">s</text:span><text:span text:style-name="T1">t</text:span></text:p>
          <text:p text:style-name="P2"><text:span text:style-name="T1">T</text:span><text:span text:style-name="T1">r</text:span><text:span text:style-name="T1">e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8.255cm" svg:height="0.127cm" svg:x="13.827cm" svg:y="7.2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255cm" svg:height="0.127cm" svg:x="13.827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255cm" svg:height="0.127cm" svg:x="13.827cm" svg:y="7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255cm" svg:height="0.127cm" svg:x="13.827cm" svg:y="7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9.05cm" svg:height="0.127cm" svg:x="5.699cm" svg:y="1.8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9.05cm" svg:height="0.127cm" svg:x="5.699cm" svg:y="2.0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9.05cm" svg:height="0.127cm" svg:x="5.699cm" svg:y="2.1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9.05cm" svg:height="0.127cm" svg:x="5.699cm" svg:y="2.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457cm" svg:height="0.508cm" svg:x="14.462cm" svg:y="6.58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6" draw:text-style-name="P12" draw:layer="layout" svg:width="0.457cm" svg:height="0.508cm" svg:x="21.066cm" svg:y="6.58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6" draw:text-style-name="P12" draw:layer="layout" svg:width="0.457cm" svg:height="0.508cm" svg:x="19.339cm" svg:y="6.58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6" draw:text-style-name="P12" draw:layer="layout" svg:width="0.457cm" svg:height="0.508cm" svg:x="16.367cm" svg:y="6.588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2:31:08.918913766</meta:creation-date>
    <dc:date>2019-04-02T16:24:34.921127925</dc:date>
    <meta:editing-duration>PT3H19M6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